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31f6"/>
    </style:style>
    <style:style style:name="P2" style:family="paragraph" style:parent-style-name="Heading_20_2">
      <style:text-properties officeooo:rsid="000631f6" officeooo:paragraph-rsid="000631f6"/>
    </style:style>
    <style:style style:name="P3" style:family="paragraph" style:parent-style-name="Heading_20_1">
      <style:text-properties officeooo:rsid="000631f6" officeooo:paragraph-rsid="000631f6"/>
    </style:style>
    <style:style style:name="P4" style:family="paragraph" style:parent-style-name="Heading_20_1">
      <style:text-properties officeooo:paragraph-rsid="000631f6"/>
    </style:style>
    <style:style style:name="T1" style:family="text">
      <style:text-properties officeooo:rsid="000631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 text:c="33"/>Class project</text:h>
      <text:h text:style-name="P3" text:outline-level="1"><text:s text:c="79"/>Anudeep </text:h>
      <text:h text:style-name="P4" text:outline-level="1"><text:s text:c="79"/><text:span text:style-name="T1">Ece</text:span></text:h>
      <text:h text:style-name="P4" text:outline-level="1"><text:s text:c="132"/></text:h>
      <text:h text:style-name="P3" text:outline-level="1">Program-1 <text:s text:c="9"/></text:h>
      <text:p text:style-name="Standard"/>
      <text:p text:style-name="Standard"/>
      <text:p text:style-name="Standard">import random </text:p>
      <text:p text:style-name="Standard">count=0</text:p>
      <text:p text:style-name="Standard">def myroll():</text:p>
      <text:p text:style-name="Standard"><text:tab/>return random.randint(1,6)</text:p>
      <text:p text:style-name="Standard"/>
      <text:p text:style-name="Standard">while(count&lt;=100):</text:p>
      <text:p text:style-name="Standard"><text:tab/>n=input("press r to roll the dice")</text:p>
      <text:p text:style-name="Standard"><text:tab/>if(n=='r'):</text:p>
      <text:p text:style-name="Standard"><text:tab/><text:tab/>r=myroll()</text:p>
      <text:p text:style-name="Standard"><text:tab/><text:tab/>count=count+r</text:p>
      <text:p text:style-name="Standard"><text:tab/><text:tab/>print("u got",r)</text:p>
      <text:p text:style-name="Standard"><text:tab/><text:tab/>print("new position is",count)</text:p>
      <text:p text:style-name="Standard"/>
      <text:p text:style-name="Standard"/>
      <text:p text:style-name="Standard"><text:tab/><text:tab/>if(count==8):</text:p>
      <text:p text:style-name="Standard"><text:tab/><text:tab/><text:tab/>count=37</text:p>
      <text:p text:style-name="Standard"><text:tab/><text:tab/><text:tab/>print("i got the ladder")</text:p>
      <text:p text:style-name="Standard"><text:tab/><text:tab/>elif(count==11):</text:p>
      <text:p text:style-name="Standard"><text:tab/><text:tab/><text:tab/>count=2</text:p>
      <text:p text:style-name="Standard"><text:tab/><text:tab/><text:tab/>print("snake has bitten")</text:p>
      <text:p text:style-name="Standard"><text:tab/><text:tab/>elif(count==13):</text:p>
      <text:p text:style-name="Standard"><text:tab/><text:tab/><text:tab/>count=34</text:p>
      <text:p text:style-name="Standard"><text:tab/><text:tab/><text:tab/>print("i dot the ladder")</text:p>
      <text:p text:style-name="Standard"><text:tab/><text:tab/>elif(count==25):</text:p>
      <text:p text:style-name="Standard"><text:tab/><text:tab/><text:tab/>count=4</text:p>
      <text:p text:style-name="Standard"><text:tab/><text:tab/><text:tab/>print("snake has bitten")</text:p>
      <text:p text:style-name="Standard"><text:tab/><text:tab/>elif(count==38):</text:p>
      <text:p text:style-name="Standard"><text:tab/><text:tab/><text:tab/>count=9</text:p>
      <text:p text:style-name="Standard"><text:tab/><text:tab/><text:tab/>print("snake has bitten")</text:p>
      <text:p text:style-name="Standard"><text:tab/><text:tab/>elif(count==40):</text:p>
      <text:p text:style-name="Standard"><text:tab/><text:tab/><text:tab/>count=68</text:p>
      <text:p text:style-name="Standard"><text:tab/><text:tab/><text:tab/>print("i got the ladder")</text:p>
      <text:p text:style-name="Standard"><text:tab/><text:tab/>elif(count==52):</text:p>
      <text:p text:style-name="Standard"><text:tab/><text:tab/><text:tab/>count=81</text:p>
      <text:p text:style-name="Standard"><text:tab/><text:tab/><text:tab/>print("i got the ladder")</text:p>
      <text:p text:style-name="Standard"><text:tab/><text:tab/>elif(count==65):</text:p>
      <text:p text:style-name="Standard"><text:tab/><text:tab/><text:tab/>count=46</text:p>
      <text:p text:style-name="Standard"><text:tab/><text:tab/><text:tab/>print("snake has bitten")</text:p>
      <text:p text:style-name="Standard"><text:tab/><text:tab/>elif(count==89):</text:p>
      <text:p text:style-name="Standard"><text:tab/><text:tab/><text:tab/>count=70</text:p>
      <text:p text:style-name="Standard"><text:soft-page-break/><text:tab/><text:tab/><text:tab/>print("snake has bitten")</text:p>
      <text:p text:style-name="Standard"><text:tab/><text:tab/>elif(count==76):</text:p>
      <text:p text:style-name="Standard"><text:tab/><text:tab/><text:tab/>count=97</text:p>
      <text:p text:style-name="Standard"><text:tab/><text:tab/><text:tab/>print("i got the ladder")</text:p>
      <text:p text:style-name="Standard"><text:tab/><text:tab/>elif(count==93):</text:p>
      <text:p text:style-name="Standard"><text:tab/><text:tab/><text:tab/>count=64</text:p>
      <text:p text:style-name="Standard"><text:tab/><text:tab/><text:tab/>print("snake has bitten")</text:p>
      <text:p text:style-name="Standard"><text:tab/><text:tab/>elif(count&gt;100):</text:p>
      <text:p text:style-name="Standard"><text:tab/><text:tab/><text:tab/>count=count-r</text:p>
      <text:p text:style-name="Standard"><text:tab/><text:tab/><text:tab/>print(count)</text:p>
      <text:p text:style-name="Standard"><text:tab/><text:tab/>elif(count==100):</text:p>
      <text:p text:style-name="Standard"><text:tab/><text:tab/><text:tab/>print("won the game")</text:p>
      <text:h text:style-name="P2" text:outline-level="2">output:</text:h>
      <text:p text:style-name="P1">press r to roll the dicer</text:p>
      <text:p text:style-name="P1">u got 4</text:p>
      <text:p text:style-name="P1">new position is 4</text:p>
      <text:p text:style-name="P1">press r to roll the dicer</text:p>
      <text:p text:style-name="P1">u got 3</text:p>
      <text:p text:style-name="P1">new position is 7</text:p>
      <text:p text:style-name="P1">press r to roll the dicer</text:p>
      <text:p text:style-name="P1">u got 1</text:p>
      <text:p text:style-name="P1">new position is 8</text:p>
      <text:p text:style-name="P1">i got the ladder</text:p>
      <text:p text:style-name="P1">press r to roll the dicer</text:p>
      <text:p text:style-name="P1">u got 4</text:p>
      <text:p text:style-name="P1">new position is 41</text:p>
      <text:p text:style-name="P1">press r to roll the dicer</text:p>
      <text:p text:style-name="P1">u got 2</text:p>
      <text:p text:style-name="P1">new position is 43</text:p>
      <text:p text:style-name="P1">press r to roll the dicer</text:p>
      <text:p text:style-name="P1">u got 3</text:p>
      <text:p text:style-name="P1">new position is 46</text:p>
      <text:p text:style-name="P1">press r to roll the dicer</text:p>
      <text:p text:style-name="P1">u got 2</text:p>
      <text:p text:style-name="P1">new position is 48</text:p>
      <text:p text:style-name="P1">press r to roll the dicer</text:p>
      <text:p text:style-name="P1">u got 3</text:p>
      <text:p text:style-name="P1">new position is 51</text:p>
      <text:p text:style-name="P1"><text:soft-page-break/>press r to roll the dicer</text:p>
      <text:p text:style-name="P1">u got 5</text:p>
      <text:p text:style-name="P1">new position is 56</text:p>
      <text:p text:style-name="P1">press r to roll the dicer</text:p>
      <text:p text:style-name="P1">u got 4</text:p>
      <text:p text:style-name="P1">new position is 60</text:p>
      <text:p text:style-name="P1">press r to roll the dicer</text:p>
      <text:p text:style-name="P1">u got 5</text:p>
      <text:p text:style-name="P1">new position is 65</text:p>
      <text:p text:style-name="P1">snake has bitten</text:p>
      <text:p text:style-name="P1">press r to roll the dicer</text:p>
      <text:p text:style-name="P1">u got 5</text:p>
      <text:p text:style-name="P1">new position is 51</text:p>
      <text:p text:style-name="P1">press r to roll the dicer</text:p>
      <text:p text:style-name="P1">u got 2</text:p>
      <text:p text:style-name="P1">new position is 53</text:p>
      <text:p text:style-name="P1">press r to roll the dicer</text:p>
      <text:p text:style-name="P1">u got 4</text:p>
      <text:p text:style-name="P1">new position is 57</text:p>
      <text:p text:style-name="P1">press r to roll the dicer</text:p>
      <text:p text:style-name="P1">u got 3</text:p>
      <text:p text:style-name="P1">new position is 60</text:p>
      <text:p text:style-name="P1">press r to roll the dicer</text:p>
      <text:p text:style-name="P1">u got 4</text:p>
      <text:p text:style-name="P1">new position is 64</text:p>
      <text:p text:style-name="P1">press r to roll the dicer</text:p>
      <text:p text:style-name="P1">u got 2</text:p>
      <text:p text:style-name="P1">new position is 66</text:p>
      <text:p text:style-name="P1">press r to roll the dicer</text:p>
      <text:p text:style-name="P1">u got 6</text:p>
      <text:p text:style-name="P1">new position is 72</text:p>
      <text:p text:style-name="P1">press r to roll the dicer</text:p>
      <text:p text:style-name="P1">u got 6</text:p>
      <text:p text:style-name="P1">new position is 78</text:p>
      <text:p text:style-name="P1"><text:soft-page-break/>press r to roll the dicer</text:p>
      <text:p text:style-name="P1">u got 3</text:p>
      <text:p text:style-name="P1">new position is 81</text:p>
      <text:p text:style-name="P1">press r to roll the dicer</text:p>
      <text:p text:style-name="P1">u got 1</text:p>
      <text:p text:style-name="P1">new position is 82</text:p>
      <text:p text:style-name="P1">press r to roll the dicer</text:p>
      <text:p text:style-name="P1">u got 5</text:p>
      <text:p text:style-name="P1">new position is 87</text:p>
      <text:p text:style-name="P1">press r to roll the dicer</text:p>
      <text:p text:style-name="P1">u got 6</text:p>
      <text:p text:style-name="P1">new position is 93</text:p>
      <text:p text:style-name="P1">snake has bitten</text:p>
      <text:p text:style-name="P1">press r to roll the dicer</text:p>
      <text:p text:style-name="P1">u got 1</text:p>
      <text:p text:style-name="P1">new position is 65</text:p>
      <text:p text:style-name="P1">snake has bitten</text:p>
      <text:p text:style-name="P1">press r to roll the dicer</text:p>
      <text:p text:style-name="P1">u got 5</text:p>
      <text:p text:style-name="P1">new position is 51</text:p>
      <text:p text:style-name="P1">press r to roll the dicer</text:p>
      <text:p text:style-name="P1">u got 2</text:p>
      <text:p text:style-name="P1">new position is 53</text:p>
      <text:p text:style-name="P1">press r to roll the dicer</text:p>
      <text:p text:style-name="P1">u got 3</text:p>
      <text:p text:style-name="P1">new position is 56</text:p>
      <text:p text:style-name="P1">press r to roll the dicer</text:p>
      <text:p text:style-name="P1">u got 3</text:p>
      <text:p text:style-name="P1">new position is 59</text:p>
      <text:p text:style-name="P1">press r to roll the dicer</text:p>
      <text:p text:style-name="P1">u got 5</text:p>
      <text:p text:style-name="P1">new position is 64</text:p>
      <text:p text:style-name="P1">press r to roll the dicer</text:p>
      <text:p text:style-name="P1">u got 6</text:p>
      <text:p text:style-name="P1"><text:soft-page-break/>new position is 70</text:p>
      <text:p text:style-name="P1">press r to roll the dicer</text:p>
      <text:p text:style-name="P1">u got 4</text:p>
      <text:p text:style-name="P1">new position is 74</text:p>
      <text:p text:style-name="P1">press r to roll the dicer</text:p>
      <text:p text:style-name="P1">u got 4</text:p>
      <text:p text:style-name="P1">new position is 78</text:p>
      <text:p text:style-name="P1">press r to roll the dicer</text:p>
      <text:p text:style-name="P1">u got 6</text:p>
      <text:p text:style-name="P1">new position is 84</text:p>
      <text:p text:style-name="P1">press r to roll the dicer</text:p>
      <text:p text:style-name="P1">u got 2</text:p>
      <text:p text:style-name="P1">new position is 86</text:p>
      <text:p text:style-name="P1">press r to roll the dicer</text:p>
      <text:p text:style-name="P1">u got 4</text:p>
      <text:p text:style-name="P1">new position is 90</text:p>
      <text:p text:style-name="P1">press r to roll the dicer</text:p>
      <text:p text:style-name="P1">u got 6</text:p>
      <text:p text:style-name="P1">new position is 96</text:p>
      <text:p text:style-name="P1">press r to roll the dicer</text:p>
      <text:p text:style-name="P1">u got 3</text:p>
      <text:p text:style-name="P1">new position is 99</text:p>
      <text:p text:style-name="P1">press r to roll the dicer</text:p>
      <text:p text:style-name="P1">u got 2</text:p>
      <text:p text:style-name="P1">new position is 101</text:p>
      <text:p text:style-name="P1">99</text:p>
      <text:p text:style-name="P1">press r to roll the dicer</text:p>
      <text:p text:style-name="P1">u got 5</text:p>
      <text:p text:style-name="P1">new position is 104</text:p>
      <text:p text:style-name="P1">99</text:p>
      <text:p text:style-name="P1">press r to roll the dicer</text:p>
      <text:p text:style-name="P1">u got 2</text:p>
      <text:p text:style-name="P1">new position is 101</text:p>
      <text:p text:style-name="P1">99</text:p>
      <text:p text:style-name="P1"><text:soft-page-break/>press r to roll the dicer</text:p>
      <text:p text:style-name="P1">u got 4</text:p>
      <text:p text:style-name="P1">new position is 103</text:p>
      <text:p text:style-name="P1">99</text:p>
      <text:p text:style-name="P1">press r to roll the dicer</text:p>
      <text:p text:style-name="P1">u got 3</text:p>
      <text:p text:style-name="P1">new position is 102</text:p>
      <text:p text:style-name="P1">99</text:p>
      <text:p text:style-name="P1">press r to roll the dicer</text:p>
      <text:p text:style-name="P1">u got 3</text:p>
      <text:p text:style-name="P1">new position is 102</text:p>
      <text:p text:style-name="P1">99</text:p>
      <text:p text:style-name="P1">press r to roll the dicer</text:p>
      <text:p text:style-name="P1">u got 5</text:p>
      <text:p text:style-name="P1">new position is 104</text:p>
      <text:p text:style-name="P1">99</text:p>
      <text:p text:style-name="P1">press r to roll the dicer</text:p>
      <text:p text:style-name="P1">u got 1</text:p>
      <text:p text:style-name="P1">new position is 100</text:p>
      <text:p text:style-name="P1">won th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9:44:27.962303587</meta:creation-date>
    <dc:date>2018-09-28T10:32:17.321883684</dc:date>
    <meta:editing-duration>PT37M39S</meta:editing-duration>
    <meta:editing-cycles>1</meta:editing-cycles>
    <meta:document-statistic meta:table-count="0" meta:image-count="0" meta:object-count="0" meta:page-count="6" meta:paragraph-count="202" meta:word-count="703" meta:character-count="3635" meta:non-whitespace-character-count="2686"/>
    <meta:generator>LibreOffice/6.0.3.2$Linux_X86_64 LibreOffice_project/00m0$Build-2</meta:generator>
  </office:meta>
</office:document-meta>
</file>